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fo:font-size="10pt" style:text-line-through-type="none" fo:font-style="normal" style:text-outline="false" fo:text-shadow="none" style:text-line-through-mode="continuous" fo:language="de" fo:country="DE" style:font-relief="none" style:text-underline-style="none" style:text-underline-color="font-color" style:font-size-asian="10pt" style:language-complex="hi" style:country-complex="IN" style:font-name-asian="Noto Sans CJK SC" style:font-name-complex="Lohit Devanagari" style:font-weight-complex="normal" style:font-style-asian="normal" style:font-style-complex="normal" style:text-emphasize="none" style:font-name="Liberation Sans" style:language-asian="zh" style:country-asian="CN" style:font-size-complex="10pt" style:font-weight-asian="normal" style:text-overline-style="none" style:text-overline-color="font-color"/>
    </style:style>
    <style:style style:name="T3" style:family="text">
      <style:text-properties style:font-size-asian="10pt" style:text-overline-style="none" style:text-overline-color="font-color" style:font-weight-asian="normal" style:font-weight-complex="normal" style:font-style-asian="normal" style:font-style-complex="normal" style:text-emphasize="none" style:font-name="Liberation Sans" style:language-asian="zh" style:country-asian="CN" style:font-size-complex="10pt" style:font-relief="none" style:language-complex="hi" style:country-complex="IN" style:font-name-asian="Noto Sans CJK SC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fo:font-size="10pt"/>
    </style:style>
    <style:style style:name="T4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de" fo:country="DE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Background</text:p>
          </table:table-cell>
          <table:table-cell table:style-name="ce1" office:value-type="string" calcext:value-type="string">
            <text:p>Background[style:fill]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Faction2</text:p>
          </table:table-cell>
          <table:table-cell table:style-name="ce1" office:value-type="string" calcext:value-type="string">
            <text:p>SpellName1</text:p>
          </table:table-cell>
          <table:table-cell table:style-name="ce1" office:value-type="string" calcext:value-type="string">
            <text:p>SpellValue1</text:p>
          </table:table-cell>
          <table:table-cell table:style-name="ce1" office:value-type="string" calcext:value-type="string">
            <text:p>Description1</text:p>
          </table:table-cell>
          <table:table-cell table:style-name="ce1" office:value-type="string" calcext:value-type="string">
            <text:p>SpellName2</text:p>
          </table:table-cell>
          <table:table-cell table:style-name="ce1" office:value-type="string" calcext:value-type="string">
            <text:p>SpellValue2</text:p>
          </table:table-cell>
          <table:table-cell table:style-name="ce1" office:value-type="string" calcext:value-type="string">
            <text:p>Description2</text:p>
          </table:table-cell>
          <table:table-cell table:style-name="ce1" office:value-type="string" calcext:value-type="string">
            <text:p>SpellName3</text:p>
          </table:table-cell>
          <table:table-cell table:style-name="ce1" office:value-type="string" calcext:value-type="string">
            <text:p>SpellValue3</text:p>
          </table:table-cell>
          <table:table-cell table:style-name="ce1" office:value-type="string" calcext:value-type="string">
            <text:p>Description3</text:p>
          </table:table-cell>
          <table:table-cell table:style-name="ce1" office:value-type="string" calcext:value-type="string">
            <text:p>SpellName4</text:p>
          </table:table-cell>
          <table:table-cell table:style-name="ce1" office:value-type="string" calcext:value-type="string">
            <text:p>SpellValue4</text:p>
          </table:table-cell>
          <table:table-cell table:style-name="ce1" office:value-type="string" calcext:value-type="string">
            <text:p>Description4</text:p>
          </table:table-cell>
          <table:table-cell table:style-name="ce1" office:value-type="string" calcext:value-type="string">
            <text:p>SpellName5</text:p>
          </table:table-cell>
          <table:table-cell table:style-name="ce1" office:value-type="string" calcext:value-type="string">
            <text:p>SpellValue5</text:p>
          </table:table-cell>
          <table:table-cell table:style-name="ce1" office:value-type="string" calcext:value-type="string">
            <text:p>Description5</text:p>
          </table:table-cell>
          <table:table-cell table:style-name="ce1" office:value-type="string" calcext:value-type="string">
            <text:p>SpellName6</text:p>
          </table:table-cell>
          <table:table-cell table:style-name="ce1" office:value-type="string" calcext:value-type="string">
            <text:p>SpellValue6</text:p>
          </table:table-cell>
          <table:table-cell table:style-name="ce1" office:value-type="string" calcext:value-type="string">
            <text:p>Description6</text:p>
          </table:table-cell>
          <table:table-cell table:style-name="Default"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#FFE680</text:p>
          </table:table-cell>
          <table:table-cell table:number-columns-repeated="2" office:value-type="string" calcext:value-type="string">
            <text:p>Kingdom of Angels</text:p>
          </table:table-cell>
          <table:table-cell office:value-type="string" calcext:value-type="string">
            <text:p>Terrify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Target enemy unit within 12 hex</text:p>
            <text:p>gets -1 to hit next time it shoots.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<text:span text:style-name="T1">Target enemy unit within 12 hex</text:span></text:p>
            <text:p><text:span text:style-name="T1">takes 2 automatic hits with AP(2).</text:span></text:p>
          </table:table-cell>
          <table:table-cell office:value-type="string" calcext:value-type="string">
            <text:p>Star Chains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<text:span text:style-name="T2">Target enemy unit within</text:span></text:p>
            <text:p><text:span text:style-name="T3">18 hex moves -6 hex next time it charges.</text:span>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<text:span text:style-name="T2">Target enemy model within</text:span></text:p>
            <text:p><text:span text:style-name="T3">12 hex takes 1 automatic hit with AP(3).</text:span></text:p>
          </table:table-cell>
          <table:table-cell office:value-type="string" calcext:value-type="string">
            <text:p>Shock Speed 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<text:span text:style-name="T2">Target friendly unit within</text:span></text:p>
            <text:p><text:span text:style-name="T2">12 hex may immediately move by up to 6 hex.</text:span>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<text:span text:style-name="T2">Target 2 enemy units within 6 hex</text:span></text:p>
            <text:p><text:span text:style-name="T3">take 8 automatic hits each.</text:span></text:p>
          </table:table-cell>
          <table:table-cell table:number-columns-repeated="100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#DDE9AF</text:p>
          </table:table-cell>
          <table:table-cell table:number-columns-repeated="2" office:value-type="string" calcext:value-type="string">
            <text:p>Wood Elves</text:p>
          </table:table-cell>
          <table:table-cell office:value-type="string" calcext:value-type="string">
            <text:p>Spriti Vines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Target enemy unit within 12 hex gets -1 to melee rolls next time it fights.</text:p>
          </table:table-cell>
          <table:table-cell office:value-type="string" calcext:value-type="string">
            <text:p>Tree Stomp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Target enemy unit within 12 hex takes 1 hit with AP(2) and Deadly(3).</text:p>
          </table:table-cell>
          <table:table-cell office:value-type="string" calcext:value-type="string">
            <text:p>Regrowth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<text:span text:style-name="T1">Target friendly unit within</text:span></text:p>
            <text:p><text:span text:style-name="T1">12 hex gets Regeneration next time it’s wounded.</text:span></text:p>
          </table:table-cell>
          <table:table-cell office:value-type="string" calcext:value-type="string">
            <text:p>Insect Attack 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<text:span text:style-name="T4">Target 2 enemy units</text:span></text:p>
            <text:p><text:span text:style-name="T4">Within 6 hex take 3 hits with AP(2) each.</text:span>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Target piece of terrain within 6 hex may be moved by up to 6 hex in any direction or may be removed from play.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<text:span text:style-name="T1">Target enemy model within 12 hex</text:span></text:p>
            <text:p><text:span text:style-name="T4">takes 3 automatic hits with AP(2).</text:span>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CCCCCC</text:p>
          </table:table-cell>
          <table:table-cell table:number-columns-repeated="2" office:value-type="string" calcext:value-type="string">
            <text:p>Dwarve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FFAAAA</text:p>
          </table:table-cell>
          <table:table-cell table:number-columns-repeated="2" office:value-type="string" calcext:value-type="string">
            <text:p>Or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13:00:41.428634789</meta:creation-date>
    <meta:generator>LibreOffice/6.4.7.2$Linux_X86_64 LibreOffice_project/40$Build-2</meta:generator>
    <dc:date>2021-09-12T13:22:50.958798396</dc:date>
    <meta:editing-duration>PT1M29S</meta:editing-duration>
    <meta:editing-cycles>1</meta:editing-cycles>
    <meta:document-statistic meta:table-count="1" meta:cell-count="74" meta:object-count="0"/>
  </office:meta>
</office:document-meta>
</file>